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6cm" svg:y1="4.4cm" svg:x2="14.6cm" svg:y2="14.1cm">
          <text:p/>
        </draw:line>
        <draw:line draw:style-name="gr1" draw:text-style-name="P1" draw:layer="layout" svg:x1="20.9cm" svg:y1="4.5cm" svg:x2="20.9cm" svg:y2="14.1cm">
          <text:p/>
        </draw:line>
        <draw:frame draw:style-name="gr2" draw:text-style-name="P2" draw:layer="layout" svg:width="4.4cm" svg:height="1.2cm" svg:x="12.2cm" svg:y="3.1cm">
          <draw:text-box>
            <text:p text:style-name="P2">Collector(s)</text:p>
          </draw:text-box>
        </draw:frame>
        <draw:frame draw:style-name="gr2" draw:text-style-name="P2" draw:layer="layout" svg:width="4.4cm" svg:height="1.2cm" svg:x="18.8cm" svg:y="3.2cm">
          <draw:text-box>
            <text:p text:style-name="P2">Supporter</text:p>
          </draw:text-box>
        </draw:frame>
        <draw:line draw:style-name="gr1" draw:text-style-name="P1" draw:layer="layout" svg:x1="7.7cm" svg:y1="4.4cm" svg:x2="7.7cm" svg:y2="13.8cm">
          <text:p/>
        </draw:line>
        <draw:frame draw:style-name="gr2" draw:text-style-name="P2" draw:layer="layout" svg:width="4.4cm" svg:height="1.2cm" svg:x="5.3cm" svg:y="3.1cm">
          <draw:text-box>
            <text:p text:style-name="P2">API</text:p>
          </draw:text-box>
        </draw:frame>
        <draw:custom-shape draw:style-name="gr3" draw:text-style-name="P2" draw:layer="Layout" svg:width="3.3cm" svg:height="1.9cm" svg:x="6.1cm" svg:y="7.9cm">
          <text:p text:style-name="P2">AL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1.3cm" svg:x="5.6cm" svg:y="11.143cm">
          <text:p text:style-name="P2">Transport task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cm" svg:y1="5.3cm" svg:x2="20.9cm" svg:y2="5.3cm">
          <text:p text:style-name="P1">1:offerings</text:p>
          <text:p text:style-name="P1"/>
        </draw:line>
        <draw:line draw:style-name="gr4" draw:text-style-name="P1" draw:layer="layout" svg:x1="7.7cm" svg:y1="6.6cm" svg:x2="14.6cm" svg:y2="6.6cm">
          <text:p text:style-name="P1">2:demand</text:p>
          <text:p text:style-name="P1"/>
        </draw:line>
      </draw:page>
      <draw:page draw:name="page2" draw:style-name="dp1" draw:master-page-name="Default">
        <draw:line draw:style-name="gr1" draw:text-style-name="P1" draw:layer="layout" svg:x1="14.6cm" svg:y1="4.401cm" svg:x2="14.6cm" svg:y2="10.6cm">
          <text:p/>
        </draw:line>
        <draw:line draw:style-name="gr1" draw:text-style-name="P1" draw:layer="layout" svg:x1="20.9cm" svg:y1="4.501cm" svg:x2="20.9cm" svg:y2="10.8cm">
          <text:p/>
        </draw:line>
        <draw:frame draw:style-name="gr2" draw:text-style-name="P2" draw:layer="layout" svg:width="4.4cm" svg:height="1.2cm" svg:x="12.2cm" svg:y="3.101cm">
          <draw:text-box>
            <text:p text:style-name="P2">Collector(s)</text:p>
          </draw:text-box>
        </draw:frame>
        <draw:frame draw:style-name="gr2" draw:text-style-name="P2" draw:layer="layout" svg:width="4.4cm" svg:height="1.2cm" svg:x="18.8cm" svg:y="3.201cm">
          <draw:text-box>
            <text:p text:style-name="P2">Supporter</text:p>
          </draw:text-box>
        </draw:frame>
        <draw:line draw:style-name="gr1" draw:text-style-name="P1" draw:layer="layout" svg:x1="7.7cm" svg:y1="4.401cm" svg:x2="7.7cm" svg:y2="10.5cm">
          <text:p/>
        </draw:line>
        <draw:frame draw:style-name="gr2" draw:text-style-name="P2" draw:layer="layout" svg:width="4.4cm" svg:height="1.2cm" svg:x="5.3cm" svg:y="3.101cm">
          <draw:text-box>
            <text:p text:style-name="P2">API</text:p>
          </draw:text-box>
        </draw:frame>
        <draw:custom-shape draw:style-name="gr5" draw:text-style-name="P2" draw:layer="layout" svg:width="4.3cm" svg:height="1.3cm" svg:x="5.5cm" svg:y="7.5cm">
          <text:p text:style-name="P2">Transport task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cm" svg:y1="5.301cm" svg:x2="20.9cm" svg:y2="5.301cm">
          <text:p text:style-name="P1">1:offerings</text:p>
          <text:p text:style-name="P1"/>
        </draw:line>
        <draw:line draw:style-name="gr4" draw:text-style-name="P1" draw:layer="layout" svg:x1="7.7cm" svg:y1="6.601cm" svg:x2="14.6cm" svg:y2="6.601cm">
          <text:p text:style-name="P1">2:befogadás</text:p>
          <text:p text:style-name="P1"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or </meta:initial-creator>
    <meta:creation-date>2015-09-07T22:19:08.489909034</meta:creation-date>
    <dc:date>2015-09-07T22:53:52.764172321</dc:date>
    <dc:creator>gabor </dc:creator>
    <meta:editing-duration>PT29M4S</meta:editing-duration>
    <meta:editing-cycles>4</meta:editing-cycles>
    <meta:generator>LibreOffice/4.2.8.2$Linux_X86_64 LibreOffice_project/420m0$Build-2</meta:generator>
    <meta:document-statistic meta:object-count="19"/>
  </office:meta>
</office:document-meta>
</file>